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enQuanYi Zen Hei Sharp" svg:font-family="'WenQuanYi Zen Hei Sharp'"/>
    <style:font-face style:name="serif" svg:font-family="serif"/>
    <style:font-face style:name="Liberation Serif1" svg:font-family="'Liberation Serif'" style:font-family-generic="roman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1f619"/>
    </style:style>
    <style:style style:name="P2" style:family="paragraph" style:parent-style-name="Standard">
      <style:paragraph-properties fo:text-align="start" style:justify-single-word="false"/>
      <style:text-properties officeooo:paragraph-rsid="001423fe"/>
    </style:style>
    <style:style style:name="P3" style:family="paragraph" style:parent-style-name="Standard">
      <style:paragraph-properties fo:text-align="start" style:justify-single-word="false"/>
      <style:text-properties officeooo:paragraph-rsid="001f8255"/>
    </style:style>
    <style:style style:name="P4" style:family="paragraph" style:parent-style-name="Standard">
      <style:paragraph-properties fo:text-align="center" style:justify-single-word="false"/>
      <style:text-properties style:font-name="Serif" fo:font-size="15pt" fo:language="el" fo:country="GR" style:text-underline-style="solid" style:text-underline-width="auto" style:text-underline-color="font-color" fo:font-weight="bold" officeooo:rsid="000f66e7" officeooo:paragraph-rsid="000f66e7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Serif" fo:font-size="15pt" fo:language="el" fo:country="GR" style:text-underline-style="solid" style:text-underline-width="auto" style:text-underline-color="font-color" fo:font-weight="bold" officeooo:rsid="000f66e7" officeooo:paragraph-rsid="000f66e7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erif" fo:font-size="15pt" fo:language="el" fo:country="GR" style:text-underline-style="solid" style:text-underline-width="auto" style:text-underline-color="font-color" fo:font-weight="bold" officeooo:rsid="000fd23d" officeooo:paragraph-rsid="000fd23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Serif" fo:font-size="15pt" fo:language="el" fo:country="GR" style:text-underline-style="solid" style:text-underline-width="auto" style:text-underline-color="font-color" fo:font-weight="bold" officeooo:rsid="00160b09" officeooo:paragraph-rsid="00160b09" style:font-name-asian="Liberation Serif1" style:font-size-asian="15pt" style:font-weight-asian="bold" style:font-name-complex="Liberation Serif1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Serif" fo:font-size="15pt" fo:language="el" fo:country="GR" style:text-underline-style="none" fo:font-weight="bold" officeooo:rsid="000f66e7" officeooo:paragraph-rsid="000f66e7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Serif" fo:font-size="15pt" fo:language="el" fo:country="GR" style:text-underline-style="none" fo:font-weight="bold" officeooo:rsid="0012966d" officeooo:paragraph-rsid="00159728" style:font-name-asian="Liberation Serif1" style:font-size-asian="15pt" style:font-weight-asian="bold" style:font-name-complex="Liberation Serif1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erif" fo:font-size="15pt" fo:language="el" fo:country="GR" style:text-underline-style="none" fo:font-weight="normal" officeooo:rsid="000f66e7" officeooo:paragraph-rsid="000f66e7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Serif" fo:font-size="15pt" fo:language="el" fo:country="GR" style:text-underline-style="none" fo:font-weight="normal" officeooo:rsid="000f6783" officeooo:paragraph-rsid="000f6783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Serif" fo:font-size="15pt" fo:language="el" fo:country="GR" style:text-underline-style="none" fo:font-weight="normal" officeooo:rsid="000fd23d" officeooo:paragraph-rsid="000f6783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Serif" fo:font-size="15pt" fo:language="el" fo:country="GR" style:text-underline-style="none" fo:font-weight="normal" officeooo:rsid="000fd23d" officeooo:paragraph-rsid="000fd23d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Serif" fo:font-size="15pt" fo:language="el" fo:country="GR" style:text-underline-style="none" fo:font-weight="normal" officeooo:rsid="00116690" officeooo:paragraph-rsid="0011f619" style:font-name-asian="Liberation Serif1" style:font-size-asian="15pt" style:font-weight-asian="normal" style:font-name-complex="Liberation Serif1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erif" fo:font-size="15pt" fo:language="el" fo:country="GR" style:text-underline-style="none" fo:font-weight="normal" officeooo:rsid="000fd23d" officeooo:paragraph-rsid="0011f619" style:font-name-asian="Liberation Serif1" style:font-size-asian="15pt" style:font-weight-asian="normal" style:font-name-complex="Liberation Serif1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Serif" fo:font-size="15pt" fo:language="el" fo:country="GR" style:text-underline-style="none" fo:font-weight="normal" officeooo:rsid="000fd23d" officeooo:paragraph-rsid="00160b09" style:font-name-asian="Liberation Serif1" style:font-size-asian="15pt" style:font-weight-asian="normal" style:font-name-complex="Liberation Serif1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Serif" fo:font-size="15pt" fo:language="el" fo:country="GR" style:text-underline-style="none" fo:font-weight="normal" officeooo:rsid="0012966d" officeooo:paragraph-rsid="0012966d" style:font-name-asian="Liberation Serif1" style:font-size-asian="15pt" style:font-weight-asian="normal" style:font-name-complex="Liberation Serif1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Serif" fo:font-size="15pt" fo:language="el" fo:country="GR" style:text-underline-style="none" fo:font-weight="normal" officeooo:rsid="0012966d" officeooo:paragraph-rsid="00159728" style:font-name-asian="Liberation Serif1" style:font-size-asian="15pt" style:font-weight-asian="normal" style:font-name-complex="Liberation Serif1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Serif" fo:font-size="15pt" fo:language="el" fo:country="GR" style:text-underline-style="none" fo:font-weight="normal" officeooo:rsid="0012966d" officeooo:paragraph-rsid="00160b09" style:font-name-asian="Liberation Serif1" style:font-size-asian="15pt" style:font-weight-asian="normal" style:font-name-complex="Liberation Serif1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Serif" fo:font-size="15pt" fo:language="el" fo:country="GR" style:text-underline-style="none" fo:font-weight="normal" officeooo:rsid="001423fe" officeooo:paragraph-rsid="001423fe" style:font-name-asian="Liberation Serif1" style:font-size-asian="15pt" style:font-weight-asian="normal" style:font-name-complex="Liberation Serif1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Serif" fo:font-size="15pt" fo:language="el" fo:country="GR" style:text-underline-style="none" fo:font-weight="normal" officeooo:rsid="001423fe" officeooo:paragraph-rsid="00159728" style:font-name-asian="Liberation Serif1" style:font-size-asian="15pt" style:font-weight-asian="normal" style:font-name-complex="Liberation Serif1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Serif" fo:font-size="15pt" fo:language="el" fo:country="GR" style:text-underline-style="none" fo:font-weight="normal" officeooo:rsid="00159728" officeooo:paragraph-rsid="00159728" style:font-name-asian="Liberation Serif1" style:font-size-asian="15pt" style:font-weight-asian="normal" style:font-name-complex="Liberation Serif1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Serif" fo:font-size="15pt" fo:language="el" fo:country="GR" style:text-underline-style="none" fo:font-weight="normal" officeooo:rsid="00160b09" officeooo:paragraph-rsid="00160b09" style:font-name-asian="Liberation Serif1" style:font-size-asian="15pt" style:font-weight-asian="normal" style:font-name-complex="Liberation Serif1" style:font-size-complex="15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Serif" fo:font-size="15pt" officeooo:paragraph-rsid="000f6783" style:font-size-asian="15pt" style:font-size-complex="15pt"/>
    </style:style>
    <style:style style:name="P25" style:family="paragraph" style:parent-style-name="Standard">
      <style:paragraph-properties fo:text-align="start" style:justify-single-word="false"/>
      <style:text-properties officeooo:rsid="00159728" officeooo:paragraph-rsid="00159728"/>
    </style:style>
    <style:style style:name="P26" style:family="paragraph" style:parent-style-name="Standard">
      <style:paragraph-properties fo:text-align="start" style:justify-single-word="false"/>
      <style:text-properties officeooo:rsid="00159728" officeooo:paragraph-rsid="00160b09"/>
    </style:style>
    <style:style style:name="P27" style:family="paragraph" style:parent-style-name="Standard">
      <style:paragraph-properties fo:text-align="start" style:justify-single-word="false"/>
      <style:text-properties officeooo:rsid="00160b09" officeooo:paragraph-rsid="00160b09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Serif" fo:font-size="15pt" style:text-underline-style="solid" style:text-underline-width="auto" style:text-underline-color="font-color" fo:font-weight="bold" officeooo:rsid="000fd23d" officeooo:paragraph-rsid="000fd23d" style:font-size-asian="15pt" style:font-weight-asian="bold" style:font-size-complex="15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Serif" officeooo:paragraph-rsid="00116690"/>
    </style:style>
    <style:style style:name="P30" style:family="paragraph" style:parent-style-name="Standard" style:list-style-name="L1">
      <style:paragraph-properties fo:text-align="start" style:justify-single-word="false"/>
      <style:text-properties officeooo:paragraph-rsid="00116690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1cadc2"/>
    </style:style>
    <style:style style:name="P32" style:family="paragraph" style:parent-style-name="Standard" style:list-style-name="L2">
      <style:paragraph-properties fo:text-align="start" style:justify-single-word="false"/>
      <style:text-properties officeooo:paragraph-rsid="00160b09"/>
    </style:style>
    <style:style style:name="P33" style:family="paragraph" style:parent-style-name="Standard" style:list-style-name="L2">
      <style:paragraph-properties fo:text-align="start" style:justify-single-word="false"/>
      <style:text-properties officeooo:paragraph-rsid="001c0d1a"/>
    </style:style>
    <style:style style:name="P34" style:family="paragraph" style:parent-style-name="Standard">
      <style:paragraph-properties fo:text-align="start" style:justify-single-word="false"/>
      <style:text-properties officeooo:paragraph-rsid="001f8255"/>
    </style:style>
    <style:style style:name="P35" style:family="paragraph" style:parent-style-name="Standard">
      <style:paragraph-properties fo:text-align="start" style:justify-single-word="false"/>
      <style:text-properties officeooo:paragraph-rsid="002275f4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serif" fo:font-size="12pt" officeooo:paragraph-rsid="00160b09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serif" fo:font-size="12pt" officeooo:paragraph-rsid="00188ed8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serif" fo:font-size="12pt" officeooo:paragraph-rsid="0019dad1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serif" fo:font-size="12pt" officeooo:paragraph-rsid="001b1594"/>
    </style:style>
    <style:style style:name="T1" style:family="text">
      <style:text-properties fo:language="el" fo:country="GR" style:text-underline-style="none" fo:font-weight="bold" officeooo:rsid="000f6783" style:font-weight-asian="bold" style:font-weight-complex="bold"/>
    </style:style>
    <style:style style:name="T2" style:family="text">
      <style:text-properties fo:language="el" fo:country="GR" style:text-underline-style="none" fo:font-weight="bold" officeooo:rsid="000fd23d" style:font-weight-asian="bold" style:font-weight-complex="bold"/>
    </style:style>
    <style:style style:name="T3" style:family="text">
      <style:text-properties fo:language="el" fo:country="GR" style:text-underline-style="none" fo:font-weight="normal" style:font-weight-asian="normal" style:font-weight-complex="normal"/>
    </style:style>
    <style:style style:name="T4" style:family="text">
      <style:text-properties fo:language="el" fo:country="GR" style:text-underline-style="none" fo:font-weight="normal" officeooo:rsid="000fd23d" style:font-weight-asian="normal" style:font-weight-complex="normal"/>
    </style:style>
    <style:style style:name="T5" style:family="text">
      <style:text-properties fo:language="el" fo:country="GR"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font-name="WenQuanYi Zen Hei Sharp" fo:font-size="15pt" fo:language="el" fo:country="GR" style:text-underline-style="none" fo:font-weight="normal" officeooo:rsid="00116690" style:font-size-asian="15pt" style:font-weight-asian="normal" style:font-size-complex="15pt" style:font-weight-complex="normal"/>
    </style:style>
    <style:style style:name="T8" style:family="text">
      <style:text-properties style:font-name="WenQuanYi Zen Hei Sharp" fo:font-size="15pt" fo:language="el" fo:country="GR" style:text-underline-style="none" fo:font-weight="normal" style:font-name-asian="WenQuanYi Zen Hei Sharp" style:font-size-asian="15pt" style:font-weight-asian="normal" style:font-name-complex="WenQuanYi Zen Hei Sharp" style:font-size-complex="15pt" style:font-weight-complex="normal"/>
    </style:style>
    <style:style style:name="T9" style:family="text">
      <style:text-properties style:font-name="WenQuanYi Zen Hei Sharp" fo:font-size="15pt" fo:language="el" fo:country="GR" style:text-underline-style="none" fo:font-weight="normal" officeooo:rsid="00116690" style:font-name-asian="WenQuanYi Zen Hei Sharp" style:font-size-asian="15pt" style:font-weight-asian="normal" style:font-name-complex="WenQuanYi Zen Hei Sharp" style:font-size-complex="15pt" style:font-weight-complex="normal"/>
    </style:style>
    <style:style style:name="T10" style:family="text">
      <style:text-properties style:font-name="WenQuanYi Zen Hei Sharp" fo:font-size="15pt" fo:language="el" fo:country="GR" style:text-underline-style="none" fo:font-weight="normal" officeooo:rsid="001423fe" style:font-name-asian="WenQuanYi Zen Hei Sharp" style:font-size-asian="15pt" style:font-weight-asian="normal" style:font-name-complex="WenQuanYi Zen Hei Sharp" style:font-size-complex="15pt" style:font-weight-complex="normal"/>
    </style:style>
    <style:style style:name="T11" style:family="text">
      <style:text-properties style:font-name="WenQuanYi Zen Hei Sharp" fo:font-size="15pt" fo:language="el" fo:country="GR" style:text-underline-style="none" fo:font-weight="normal" officeooo:rsid="000fd23d" style:font-name-asian="WenQuanYi Zen Hei Sharp" style:font-size-asian="15pt" style:font-weight-asian="normal" style:font-name-complex="WenQuanYi Zen Hei Sharp" style:font-size-complex="15pt" style:font-weight-complex="normal"/>
    </style:style>
    <style:style style:name="T12" style:family="text">
      <style:text-properties style:font-name="WenQuanYi Zen Hei Sharp" fo:font-size="15pt" fo:language="el" fo:country="GR" style:text-underline-style="none" fo:font-weight="normal" officeooo:rsid="00162372" style:font-name-asian="WenQuanYi Zen Hei Sharp" style:font-size-asian="15pt" style:font-weight-asian="normal" style:font-name-complex="WenQuanYi Zen Hei Sharp" style:font-size-complex="15pt" style:font-weight-complex="normal"/>
    </style:style>
    <style:style style:name="T13" style:family="text">
      <style:text-properties style:font-name="WenQuanYi Zen Hei Sharp" fo:font-size="15pt" fo:language="el" fo:country="GR" style:text-underline-style="none" fo:font-weight="normal" officeooo:rsid="00172cca" style:font-name-asian="WenQuanYi Zen Hei Sharp" style:font-size-asian="15pt" style:font-weight-asian="normal" style:font-name-complex="WenQuanYi Zen Hei Sharp" style:font-size-complex="15pt" style:font-weight-complex="normal"/>
    </style:style>
    <style:style style:name="T14" style:family="text">
      <style:text-properties style:font-name="WenQuanYi Zen Hei Sharp" fo:font-size="15pt" fo:language="el" fo:country="GR" style:text-underline-style="none" fo:font-weight="normal" officeooo:rsid="00188ed8" style:font-name-asian="WenQuanYi Zen Hei Sharp" style:font-size-asian="15pt" style:font-weight-asian="normal" style:font-name-complex="WenQuanYi Zen Hei Sharp" style:font-size-complex="15pt" style:font-weight-complex="normal"/>
    </style:style>
    <style:style style:name="T15" style:family="text">
      <style:text-properties style:font-name="WenQuanYi Zen Hei Sharp" fo:font-size="15pt" fo:language="el" fo:country="GR" style:text-underline-style="none" fo:font-weight="normal" officeooo:rsid="0018ce0b" style:font-name-asian="WenQuanYi Zen Hei Sharp" style:font-size-asian="15pt" style:font-weight-asian="normal" style:font-name-complex="WenQuanYi Zen Hei Sharp" style:font-size-complex="15pt" style:font-weight-complex="normal"/>
    </style:style>
    <style:style style:name="T16" style:family="text">
      <style:text-properties style:font-name="WenQuanYi Zen Hei Sharp" fo:font-size="15pt" fo:language="el" fo:country="GR" style:text-underline-style="none" fo:font-weight="normal" officeooo:rsid="001b1594" style:font-name-asian="WenQuanYi Zen Hei Sharp" style:font-size-asian="15pt" style:font-weight-asian="normal" style:font-name-complex="WenQuanYi Zen Hei Sharp" style:font-size-complex="15pt" style:font-weight-complex="normal"/>
    </style:style>
    <style:style style:name="T17" style:family="text">
      <style:text-properties style:font-name="WenQuanYi Zen Hei Sharp" fo:font-size="15pt" fo:language="el" fo:country="GR" style:text-underline-style="none" fo:font-weight="normal" officeooo:rsid="001c0d1a" style:font-name-asian="WenQuanYi Zen Hei Sharp" style:font-size-asian="15pt" style:font-weight-asian="normal" style:font-name-complex="WenQuanYi Zen Hei Sharp" style:font-size-complex="15pt" style:font-weight-complex="normal"/>
    </style:style>
    <style:style style:name="T18" style:family="text">
      <style:text-properties style:font-name="WenQuanYi Zen Hei Sharp" fo:font-size="15pt" fo:language="el" fo:country="GR" style:text-underline-style="none" fo:font-weight="normal" officeooo:rsid="00116690" style:font-name-asian="Liberation Serif1" style:font-size-asian="15pt" style:font-weight-asian="normal" style:font-name-complex="Liberation Serif1" style:font-size-complex="15pt" style:font-weight-complex="normal"/>
    </style:style>
    <style:style style:name="T19" style:family="text">
      <style:text-properties style:font-name="WenQuanYi Zen Hei Sharp" fo:font-size="15pt" fo:language="el" fo:country="GR" style:text-underline-style="none" fo:font-weight="normal" officeooo:rsid="001cadc2" style:font-name-asian="Liberation Serif1" style:font-size-asian="15pt" style:font-weight-asian="normal" style:font-name-complex="Liberation Serif1" style:font-size-complex="15pt" style:font-weight-complex="normal"/>
    </style:style>
    <style:style style:name="T20" style:family="text">
      <style:text-properties style:font-name="Liberation Serif1" fo:font-size="15pt" fo:language="el" fo:country="GR" style:text-underline-style="none" fo:font-weight="normal" officeooo:rsid="00116690" style:font-name-asian="Liberation Serif1" style:font-size-asian="15pt" style:font-weight-asian="normal" style:font-name-complex="Liberation Serif1" style:font-size-complex="15pt" style:font-weight-complex="normal"/>
    </style:style>
    <style:style style:name="T21" style:family="text">
      <style:text-properties style:font-name="Liberation Serif1" fo:font-size="15pt" fo:language="el" fo:country="GR" style:text-underline-style="none" fo:font-weight="bold" officeooo:rsid="00116690" style:font-name-asian="Liberation Serif1" style:font-size-asian="15pt" style:font-weight-asian="bold" style:font-name-complex="Liberation Serif1" style:font-size-complex="15pt" style:font-weight-complex="bold"/>
    </style:style>
    <style:style style:name="T22" style:family="text">
      <style:text-properties fo:font-size="15pt" fo:language="el" fo:country="GR" style:text-underline-style="none" fo:font-weight="normal" officeooo:rsid="000fd23d" style:font-size-asian="15pt" style:font-weight-asian="normal" style:font-size-complex="15pt" style:font-weight-complex="normal"/>
    </style:style>
    <style:style style:name="T23" style:family="text">
      <style:text-properties fo:font-size="15pt" fo:language="el" fo:country="GR" style:text-underline-style="none" fo:font-weight="normal" officeooo:rsid="000fd23d" style:font-name-asian="Liberation Serif1" style:font-size-asian="15pt" style:font-weight-asian="normal" style:font-name-complex="Liberation Serif1" style:font-size-complex="15pt" style:font-weight-complex="normal"/>
    </style:style>
    <style:style style:name="T24" style:family="text">
      <style:text-properties fo:font-size="15pt" fo:language="el" fo:country="GR" style:text-underline-style="none" fo:font-weight="normal" officeooo:rsid="00116690" style:font-name-asian="Liberation Serif1" style:font-size-asian="15pt" style:font-weight-asian="normal" style:font-name-complex="Liberation Serif1" style:font-size-complex="15pt" style:font-weight-complex="normal"/>
    </style:style>
    <style:style style:name="T25" style:family="text">
      <style:text-properties fo:font-size="15pt" fo:language="el" fo:country="GR" style:text-underline-style="none" fo:font-weight="bold" officeooo:rsid="000fd23d" style:font-size-asian="15pt" style:font-weight-asian="bold" style:font-size-complex="15pt" style:font-weight-complex="bold"/>
    </style:style>
    <style:style style:name="T26" style:family="text">
      <style:text-properties fo:font-size="15pt" fo:language="el" fo:country="GR" style:text-underline-style="none" fo:font-weight="bold" officeooo:rsid="000fd23d" style:font-name-asian="Liberation Serif1" style:font-size-asian="15pt" style:font-weight-asian="bold" style:font-name-complex="Liberation Serif1" style:font-size-complex="15pt" style:font-weight-complex="bold"/>
    </style:style>
    <style:style style:name="T27" style:family="text">
      <style:text-properties fo:font-size="15pt" fo:language="el" fo:country="GR" style:text-underline-style="none" fo:font-weight="bold" officeooo:rsid="00116690" style:font-name-asian="Liberation Serif1" style:font-size-asian="15pt" style:font-weight-asian="bold" style:font-name-complex="Liberation Serif1" style:font-size-complex="15pt" style:font-weight-complex="bold"/>
    </style:style>
    <style:style style:name="T28" style:family="text">
      <style:text-properties style:font-name="Serif" fo:font-size="15pt" fo:language="el" fo:country="GR" style:text-underline-style="none" fo:font-weight="normal" style:font-name-asian="Liberation Serif1" style:font-size-asian="15pt" style:font-weight-asian="normal" style:font-name-complex="Liberation Serif1" style:font-size-complex="15pt" style:font-weight-complex="normal"/>
    </style:style>
    <style:style style:name="T29" style:family="text">
      <style:text-properties style:font-name="Serif" fo:font-size="15pt" fo:language="el" fo:country="GR" style:text-underline-style="none" fo:font-weight="normal" officeooo:rsid="00116690" style:font-name-asian="Liberation Serif1" style:font-size-asian="15pt" style:font-weight-asian="normal" style:font-name-complex="Liberation Serif1" style:font-size-complex="15pt" style:font-weight-complex="normal"/>
    </style:style>
    <style:style style:name="T30" style:family="text">
      <style:text-properties style:font-name="Serif" fo:font-size="15pt" fo:language="el" fo:country="GR" style:text-underline-style="none" fo:font-weight="normal" officeooo:rsid="000fd23d" style:font-name-asian="Liberation Serif1" style:font-size-asian="15pt" style:font-weight-asian="normal" style:font-name-complex="Liberation Serif1" style:font-size-complex="15pt" style:font-weight-complex="normal"/>
    </style:style>
    <style:style style:name="T31" style:family="text">
      <style:text-properties style:font-name="Serif" fo:font-size="15pt" fo:language="el" fo:country="GR" style:text-underline-style="none" fo:font-weight="normal" officeooo:rsid="0012966d" style:font-name-asian="Liberation Serif1" style:font-size-asian="15pt" style:font-weight-asian="normal" style:font-name-complex="Liberation Serif1" style:font-size-complex="15pt" style:font-weight-complex="normal"/>
    </style:style>
    <style:style style:name="T32" style:family="text">
      <style:text-properties style:font-name="Serif" fo:font-size="15pt" fo:language="el" fo:country="GR" style:text-underline-style="none" fo:font-weight="normal" officeooo:rsid="001423fe" style:font-name-asian="Liberation Serif1" style:font-size-asian="15pt" style:font-weight-asian="normal" style:font-name-complex="Liberation Serif1" style:font-size-complex="15pt" style:font-weight-complex="normal"/>
    </style:style>
    <style:style style:name="T33" style:family="text">
      <style:text-properties style:font-name="Serif" fo:font-size="15pt" fo:language="el" fo:country="GR" style:text-underline-style="none" fo:font-weight="normal" officeooo:rsid="00162372" style:font-name-asian="Liberation Serif1" style:font-size-asian="15pt" style:font-weight-asian="normal" style:font-name-complex="Liberation Serif1" style:font-size-complex="15pt" style:font-weight-complex="normal"/>
    </style:style>
    <style:style style:name="T34" style:family="text">
      <style:text-properties style:font-name="Serif" fo:font-size="15pt" fo:language="el" fo:country="GR" style:text-underline-style="none" fo:font-weight="normal" officeooo:rsid="00172cca" style:font-name-asian="Liberation Serif1" style:font-size-asian="15pt" style:font-weight-asian="normal" style:font-name-complex="Liberation Serif1" style:font-size-complex="15pt" style:font-weight-complex="normal"/>
    </style:style>
    <style:style style:name="T35" style:family="text">
      <style:text-properties style:font-name="Serif" fo:font-size="15pt" fo:language="el" fo:country="GR" style:text-underline-style="none" fo:font-weight="normal" officeooo:rsid="001854f6" style:font-name-asian="Liberation Serif1" style:font-size-asian="15pt" style:font-weight-asian="normal" style:font-name-complex="Liberation Serif1" style:font-size-complex="15pt" style:font-weight-complex="normal"/>
    </style:style>
    <style:style style:name="T36" style:family="text">
      <style:text-properties style:font-name="Serif" fo:font-size="15pt" fo:language="el" fo:country="GR" style:text-underline-style="none" fo:font-weight="normal" officeooo:rsid="00188ed8" style:font-name-asian="Liberation Serif1" style:font-size-asian="15pt" style:font-weight-asian="normal" style:font-name-complex="Liberation Serif1" style:font-size-complex="15pt" style:font-weight-complex="normal"/>
    </style:style>
    <style:style style:name="T37" style:family="text">
      <style:text-properties style:font-name="Serif" fo:font-size="15pt" fo:language="el" fo:country="GR" style:text-underline-style="none" fo:font-weight="normal" officeooo:rsid="0018ce0b" style:font-name-asian="Liberation Serif1" style:font-size-asian="15pt" style:font-weight-asian="normal" style:font-name-complex="Liberation Serif1" style:font-size-complex="15pt" style:font-weight-complex="normal"/>
    </style:style>
    <style:style style:name="T38" style:family="text">
      <style:text-properties style:font-name="Serif" fo:font-size="15pt" fo:language="el" fo:country="GR" style:text-underline-style="none" fo:font-weight="normal" officeooo:rsid="0019dad1" style:font-name-asian="Liberation Serif1" style:font-size-asian="15pt" style:font-weight-asian="normal" style:font-name-complex="Liberation Serif1" style:font-size-complex="15pt" style:font-weight-complex="normal"/>
    </style:style>
    <style:style style:name="T39" style:family="text">
      <style:text-properties style:font-name="Serif" fo:font-size="15pt" fo:language="el" fo:country="GR" style:text-underline-style="none" fo:font-weight="normal" officeooo:rsid="001b1594" style:font-name-asian="Liberation Serif1" style:font-size-asian="15pt" style:font-weight-asian="normal" style:font-name-complex="Liberation Serif1" style:font-size-complex="15pt" style:font-weight-complex="normal"/>
    </style:style>
    <style:style style:name="T40" style:family="text">
      <style:text-properties style:font-name="Serif" fo:font-size="15pt" fo:language="el" fo:country="GR" style:text-underline-style="none" fo:font-weight="normal" officeooo:rsid="001c0d1a" style:font-name-asian="Liberation Serif1" style:font-size-asian="15pt" style:font-weight-asian="normal" style:font-name-complex="Liberation Serif1" style:font-size-complex="15pt" style:font-weight-complex="normal"/>
    </style:style>
    <style:style style:name="T41" style:family="text">
      <style:text-properties style:font-name="Serif" fo:font-size="15pt" fo:language="el" fo:country="GR" style:text-underline-style="none" fo:font-weight="normal" officeooo:rsid="001cadc2" style:font-name-asian="Liberation Serif1" style:font-size-asian="15pt" style:font-weight-asian="normal" style:font-name-complex="Liberation Serif1" style:font-size-complex="15pt" style:font-weight-complex="normal"/>
    </style:style>
    <style:style style:name="T42" style:family="text">
      <style:text-properties style:font-name="Serif" fo:font-size="15pt" fo:language="el" fo:country="GR" style:text-underline-style="none" fo:font-weight="normal" officeooo:rsid="000fd23d" style:font-size-asian="15pt" style:font-weight-asian="normal" style:font-size-complex="15pt" style:font-weight-complex="normal"/>
    </style:style>
    <style:style style:name="T43" style:family="text">
      <style:text-properties style:font-name="Serif" fo:font-size="15pt" fo:language="el" fo:country="GR" style:text-underline-style="none" fo:font-weight="bold" officeooo:rsid="00116690" style:font-name-asian="Liberation Serif1" style:font-size-asian="15pt" style:font-weight-asian="bold" style:font-name-complex="Liberation Serif1" style:font-size-complex="15pt" style:font-weight-complex="bold"/>
    </style:style>
    <style:style style:name="T44" style:family="text">
      <style:text-properties style:font-name="Serif" fo:font-size="15pt" fo:language="el" fo:country="GR" style:text-underline-style="none" fo:font-weight="bold" officeooo:rsid="000fd23d" style:font-name-asian="Liberation Serif1" style:font-size-asian="15pt" style:font-weight-asian="bold" style:font-name-complex="Liberation Serif1" style:font-size-complex="15pt" style:font-weight-complex="bold"/>
    </style:style>
    <style:style style:name="T45" style:family="text">
      <style:text-properties style:font-name="Serif" fo:font-size="15pt" fo:language="el" fo:country="GR" style:text-underline-style="none" fo:font-weight="bold" officeooo:rsid="0012966d" style:font-name-asian="Liberation Serif1" style:font-size-asian="15pt" style:font-weight-asian="bold" style:font-name-complex="Liberation Serif1" style:font-size-complex="15pt" style:font-weight-complex="bold"/>
    </style:style>
    <style:style style:name="T46" style:family="text">
      <style:text-properties style:font-name="Serif" fo:font-size="15pt" fo:language="el" fo:country="GR" style:text-underline-style="none" fo:font-weight="bold" officeooo:rsid="00160b09" style:font-name-asian="Liberation Serif1" style:font-size-asian="15pt" style:font-weight-asian="bold" style:font-name-complex="Liberation Serif1" style:font-size-complex="15pt" style:font-weight-complex="bold"/>
    </style:style>
    <style:style style:name="T47" style:family="text">
      <style:text-properties style:font-name="Serif" fo:font-size="15pt" fo:language="el" fo:country="GR" style:text-underline-style="none" fo:font-weight="bold" officeooo:rsid="001cadc2" style:font-name-asian="Liberation Serif1" style:font-size-asian="15pt" style:font-weight-asian="bold" style:font-name-complex="Liberation Serif1" style:font-size-complex="15pt" style:font-weight-complex="bold"/>
    </style:style>
    <style:style style:name="T48" style:family="text">
      <style:text-properties style:font-name="Serif" fo:font-size="15pt" fo:language="el" fo:country="GR" style:text-underline-style="solid" style:text-underline-width="auto" style:text-underline-color="font-color" fo:font-weight="normal" officeooo:rsid="00116690" style:font-name-asian="Liberation Serif1" style:font-size-asian="15pt" style:font-weight-asian="normal" style:font-name-complex="Liberation Serif1" style:font-size-complex="15pt" style:font-weight-complex="normal"/>
    </style:style>
    <style:style style:name="T49" style:family="text">
      <style:text-properties style:font-name="Serif" fo:font-size="15pt" fo:language="el" fo:country="GR" style:text-underline-style="solid" style:text-underline-width="auto" style:text-underline-color="font-color" fo:font-weight="bold" officeooo:rsid="00116690" style:font-name-asian="Liberation Serif1" style:font-size-asian="15pt" style:font-weight-asian="bold" style:font-name-complex="Liberation Serif1" style:font-size-complex="15pt" style:font-weight-complex="bold"/>
    </style:style>
    <style:style style:name="T50" style:family="text">
      <style:text-properties style:font-name="Serif" fo:font-size="15pt" fo:language="el" fo:country="GR" style:text-underline-style="solid" style:text-underline-width="auto" style:text-underline-color="font-color" fo:font-weight="bold" officeooo:rsid="0011f619" style:font-name-asian="Liberation Serif1" style:font-size-asian="15pt" style:font-weight-asian="bold" style:font-name-complex="Liberation Serif1" style:font-size-complex="15pt" style:font-weight-complex="bold"/>
    </style:style>
    <style:style style:name="T51" style:family="text">
      <style:text-properties style:font-name="serif" fo:font-size="12pt"/>
    </style:style>
    <style:style style:name="T52" style:family="text">
      <style:text-properties style:font-name="serif" fo:font-size="12pt" officeooo:rsid="001f8255"/>
    </style:style>
    <style:style style:name="T53" style:family="text">
      <style:text-properties style:font-name="serif" fo:font-size="12pt" fo:language="el" fo:country="GR" style:text-underline-style="none" fo:font-weight="normal" officeooo:rsid="000fd23d" style:font-size-asian="15pt" style:font-weight-asian="normal" style:font-size-complex="15pt" style:font-weight-complex="normal"/>
    </style:style>
    <style:style style:name="T54" style:family="text">
      <style:text-properties style:font-name="serif" fo:font-size="12pt" fo:language="el" fo:country="GR" style:text-underline-style="none" fo:font-weight="normal" officeooo:rsid="001f8255" style:font-size-asian="15pt" style:font-weight-asian="normal" style:font-size-complex="15pt" style:font-weight-complex="normal"/>
    </style:style>
    <style:style style:name="T55" style:family="text">
      <style:text-properties style:font-name="serif" fo:font-size="12pt" officeooo:rsid="002275f4"/>
    </style:style>
    <style:style style:name="T56" style:family="text">
      <style:text-properties officeooo:rsid="002275f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Τεχνητή Νοημοσύνη</text:p>
      <text:p text:style-name="P4"/>
      <text:p text:style-name="P8">2η γραπτή σειρά ασκήσεων</text:p>
      <text:p text:style-name="P10"/>
      <text:p text:style-name="P10">Καλογερόπουλος Ιωάννης</text:p>
      <text:p text:style-name="P10">Α.Μ.: 03116117</text:p>
      <text:p text:style-name="P10"/>
      <text:p text:style-name="P5">Άσκηση 1</text:p>
      <text:p text:style-name="P10"/>
      <text:p text:style-name="P11">1.</text:p>
      <text:p text:style-name="P10"><draw:frame draw:style-name="fr1" draw:name="Object1" text:anchor-type="as-char" svg:y="-0.1898in" svg:width="2.0929in" svg:height="0.249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/>
      <text:p text:style-name="P10"><draw:frame draw:style-name="fr1" draw:name="Object2" text:anchor-type="as-char" svg:y="-0.1898in" svg:width="2.6547in" svg:height="0.249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0"/>
      <text:p text:style-name="P10"><draw:frame draw:style-name="fr1" draw:name="Object3" text:anchor-type="as-char" svg:y="-0.1898in" svg:width="2.7575in" svg:height="0.249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0"/>
      <text:p text:style-name="P10"><draw:frame draw:style-name="fr1" draw:name="Object4" text:anchor-type="as-char" svg:y="-0.1898in" svg:width="2.861in" svg:height="0.249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0"/>
      <text:p text:style-name="P10"><draw:frame draw:style-name="fr1" draw:name="Object5" text:anchor-type="as-char" svg:y="-0.1898in" svg:width="2.3008in" svg:height="0.249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0"/>
      <text:p text:style-name="P10"><draw:frame draw:style-name="fr1" draw:name="Object6" text:anchor-type="as-char" svg:y="-0.1898in" svg:width="2.8665in" svg:height="0.249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0"/>
      <text:p text:style-name="P10"><draw:frame draw:style-name="fr1" draw:name="Object7" text:anchor-type="as-char" svg:y="-0.1898in" svg:width="3.4508in" svg:height="0.249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0"/>
      <text:p text:style-name="P10"><draw:frame draw:style-name="fr1" draw:name="Object8" text:anchor-type="as-char" svg:y="-0.1898in" svg:width="3.0181in" svg:height="0.249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0"/>
      <text:p text:style-name="P10"><draw:frame draw:style-name="fr1" draw:name="Object9" text:anchor-type="as-char" svg:y="-0.1854in" svg:width="2.5366in" svg:height="0.236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0"/>
      <text:p text:style-name="P11">Επομένως, η κανονική συζευκτική μορφή της αρχικής πρότασης είναι:</text:p>
      <text:p text:style-name="P24"><text:span text:style-name="T1">{</text:span><text:span text:style-name="T2">[</text:span><text:span text:style-name="T6">¬</text:span><text:span text:style-name="T2">p, ¬q, r], [¬p, ¬q, ¬s, t]}</text:span><text:span text:style-name="T4">.</text:span></text:p>
      <text:p text:style-name="P12"/>
      <text:p text:style-name="P13">2.</text:p>
      <text:p text:style-name="P13"/>
      <text:p text:style-name="P13">∃<text:span text:style-name="T51">x.</text:span>∀<text:span text:style-name="T51">y.</text:span>∃<text:span text:style-name="T51">z.(A(x,y,z)</text:span>∧<text:span text:style-name="T51">¬B(z)</text:span>⇒<text:span text:style-name="T51">¬(</text:span>∀<text:span text:style-name="T51">w.(C(x,w,z)</text:span>∨<text:span text:style-name="T51">K(y))))</text:span></text:p>
      <text:p text:style-name="P3"><text:span text:style-name="T53">→</text:span><text:span text:style-name="T54"> </text:span><text:span text:style-name="T52">∃x.∀y.∃z.(</text:span><text:span text:style-name="T53">¬</text:span><text:span text:style-name="T52">A(x,y,z)∨B(z)∨(¬(∀w.(C(x,w,z)∨K(y)))))</text:span></text:p>
      <text:p text:style-name="P3"><text:span text:style-name="T53">→</text:span><text:span text:style-name="T54"> </text:span><text:span text:style-name="T52">∃x.∀y.∃z.((</text:span><text:span text:style-name="T53">¬</text:span><text:span text:style-name="T52">A(x,y,z)∨B(z))∨(∀w.(¬C(x,w,z)</text:span><text:span text:style-name="T42">∧</text:span><text:span text:style-name="T52">¬K(y))))</text:span></text:p>
      <text:p text:style-name="P35"><text:span text:style-name="T53">→</text:span><text:span text:style-name="T54"> </text:span><text:span text:style-name="T52">(</text:span><text:span text:style-name="T53">¬</text:span><text:span text:style-name="T52">A(x,y,</text:span><text:span text:style-name="T55">f(y)</text:span><text:span text:style-name="T52">)∨B(</text:span><text:span text:style-name="T55">f(y)</text:span><text:span text:style-name="T52">))∨(¬C(x,w,f</text:span><text:span text:style-name="T55">(y)</text:span><text:span text:style-name="T52">)</text:span><text:span text:style-name="T42">∧</text:span><text:span text:style-name="T52">¬K(y))</text:span></text:p>
      <text:p text:style-name="P13"/>
      <text:p text:style-name="P13"/>
      <text:p text:style-name="P6">Άσκηση 2</text:p>
      <text:p text:style-name="P13"><text:soft-page-break/></text:p>
      <text:p text:style-name="P13">1. ∀x.R(x,x) (Ανακλαστική)</text:p>
      <text:p text:style-name="P13">2. ∀x.∀y.(R(x,y)⇒R(y,x)) (Συμμετρική)</text:p>
      <text:p text:style-name="P13">3. ∀x.∀y.∀z.(R(x,y)∧R(y,z)⇒R(x,z)) (Μεταβατική)</text:p>
      <text:p text:style-name="P13"/>
      <text:p text:style-name="P13"/>
      <text:list xml:id="list323057959" text:style-name="L1">
        <text:list-item>
          <text:p text:style-name="P28"><text:span text:style-name="T3">Μοντέλο που ικανοποιεί τις </text:span><text:span text:style-name="T5">1 και 2 αλλά όχι την 3</text:span><text:span text:style-name="T3">:</text:span></text:p>
          <text:p text:style-name="P29"><text:span text:style-name="T22"><text:line-break/>Θεωρούμε ότι x,y,z</text:span><text:span text:style-name="T7">ε</text:span><text:span text:style-name="T22"> </text:span><text:span text:style-name="T3">ℝ</text:span><text:span text:style-name="T22"> και R(x, y) ισχύει αν </text:span><text:span text:style-name="T25">|x – y| </text:span><text:span text:style-name="T26">≤ 1</text:span><text:span text:style-name="T23">.</text:span><text:span text:style-name="T26"><text:line-break/></text:span><text:span text:style-name="T23">Η </text:span><text:span text:style-name="T26">ανακλαστική </text:span><text:span text:style-name="T23">ιδιότητα είναι προφανής, αφού<text:line-break/>|x – x| = 0 </text:span><text:span text:style-name="T26">≤ </text:span><text:span text:style-name="T23">1, </text:span><text:span text:style-name="T24">για κάθε x</text:span><text:span text:style-name="T23">.<text:line-break/></text:span><text:span text:style-name="T24">Η</text:span><text:span text:style-name="T23"> </text:span><text:span text:style-name="T26">συμμετρική</text:span><text:span text:style-name="T23"> ιδιότητα ισχύει και αυτή λόγω του “απόλυτου”, αφού |x – y| = |y – x|, άρα αν R(x, y) τότε θα ισχύει και R(y, x), </text:span><text:span text:style-name="T24">για κάθε x, y</text:span><text:span text:style-name="T23">.<text:line-break/></text:span><text:span text:style-name="T24">Η </text:span><text:span text:style-name="T27">μεταβατική </text:span><text:span text:style-name="T24">ιδιότητα δεν ισχύει, ενώ ένα αντιπαράδειγμα είναι το παρακάτω:<text:line-break/>|6 – 5| = 1, |7 - 6| = 1, αλλά |7 – 5| = 2, δηλαδή, ενώ ισχύει R(5, 6) </text:span><text:span text:style-name="T9">∧</text:span><text:span text:style-name="T24"> R(6, 7), δεν ισχύει R(5, 7).<text:line-break/><text:line-break/></text:span></text:p>
        </text:list-item>
        <text:list-item>
          <text:p text:style-name="P30"><text:span text:style-name="T29">Μοντέλο που ικανοποιεί τις </text:span><text:span text:style-name="T48">1 και 3 αλλά όχι τη 2</text:span><text:span text:style-name="T29">:<text:line-break/></text:span><text:span text:style-name="T30"><text:line-break/>Θεωρούμε ότι x,y,z</text:span><text:span text:style-name="T18">ε</text:span><text:span text:style-name="T30"> ℝ και R(x, y) ισχύει αν </text:span><text:span text:style-name="T43">x </text:span><text:span text:style-name="T21">≤</text:span><text:span text:style-name="T43"> y</text:span><text:span text:style-name="T29">.<text:line-break/></text:span><text:span text:style-name="T30">Η </text:span><text:span text:style-name="T44">ανακλαστική </text:span><text:span text:style-name="T30">ιδιότητα είναι προφανής, αφού<text:line-break/>x </text:span><text:span text:style-name="T20">≤</text:span><text:span text:style-name="T29"> x</text:span><text:span text:style-name="T30">, </text:span><text:span text:style-name="T29">για κάθε x</text:span><text:span text:style-name="T30">.<text:line-break/></text:span><text:span text:style-name="T29">Η</text:span><text:span text:style-name="T30"> </text:span><text:span text:style-name="T44">συμμετρική</text:span><text:span text:style-name="T30"> ιδιότητα </text:span><text:span text:style-name="T29">δεν </text:span><text:span text:style-name="T30">ισχύει, </text:span><text:span text:style-name="T29">με αντιπαράδειγμα:<text:line-break/>5</text:span><text:span text:style-name="T20">≤</text:span><text:span text:style-name="T29">6 αλλά όχι 5</text:span><text:span text:style-name="T20">≤</text:span><text:span text:style-name="T29">6, δηλαδή ισχύει R(5,6) αλλά όχι R(6,5).</text:span><text:span text:style-name="T30"><text:line-break/></text:span><text:span text:style-name="T29">Η </text:span><text:span text:style-name="T43">μεταβατική </text:span><text:span text:style-name="T29">ιδιότητα ισχύει, αφού για κάθε x,y,z</text:span><text:span text:style-name="T18">ε</text:span><text:span text:style-name="T30"> ℝ</text:span><text:span text:style-name="T29"> αν x</text:span><text:span text:style-name="T20">≤</text:span><text:span text:style-name="T29">y και y</text:span><text:span text:style-name="T20">≤</text:span><text:span text:style-name="T29">z, τότε προφανώς x</text:span><text:span text:style-name="T20">≤</text:span><text:span text:style-name="T29">z. Άρα:<text:line-break/>R(x, y) </text:span><text:span text:style-name="T9">∧</text:span><text:span text:style-name="T29"> R(y, z) </text:span><text:span text:style-name="T30">⇒ </text:span><text:span text:style-name="T29">R(x,z).<text:line-break/><text:line-break/></text:span></text:p>
        </text:list-item>
        <text:list-item>
          <text:p text:style-name="P31"><text:span text:style-name="T29">Μοντέλο που ικανοποιεί τις </text:span><text:span text:style-name="T48">2 και 3 αλλά όχι την 1</text:span><text:span text:style-name="T29">:<text:line-break/><text:line-break/></text:span><text:span text:style-name="T41">Θεωρούμε ότι x,y,z</text:span><text:span text:style-name="T18">ε</text:span><text:span text:style-name="T19">S, z όπου S = {a, b, c} και <text:line-break/></text:span><text:span text:style-name="T30">R(x, y) </text:span><text:span text:style-name="T41">= {(a, b), (b, a), (a, a), (b, b)}</text:span><text:span text:style-name="T29">.<text:line-break/></text:span><text:span text:style-name="T41">Η </text:span><text:span text:style-name="T47">ανακλαστική</text:span><text:span text:style-name="T41"> ιδιότητα δεν ισχύει αφού </text:span><text:span text:style-name="T47">δεν </text:span><text:span text:style-name="T41">ισχύει <text:line-break/>R(c, c).<text:line-break/>Η </text:span><text:span text:style-name="T47">συμμετρική</text:span><text:span text:style-name="T41"> και η </text:span><text:span text:style-name="T47"><text:s/>ανακλαστική </text:span><text:span text:style-name="T41">ιδιότητα προφανώς ισχύουν.</text:span></text:p>
        </text:list-item>
      </text:list>
      <text:p text:style-name="P14"/>
      <text:p text:style-name="P1"><text:soft-page-break/><text:span text:style-name="T49">Ά</text:span><text:span text:style-name="T50">σκηση 3</text:span></text:p>
      <text:p text:style-name="P15"/>
      <text:p text:style-name="P17"/>
      <text:p text:style-name="P17">Μετατρέποντας τις προτάσεις σε CNF, έχουμε αντίστοιχα:</text:p>
      <text:p text:style-name="P17"/>
      <text:p text:style-name="P2"><text:span text:style-name="T31">1. ¬R(x, x) </text:span><text:span text:style-name="T10">∨</text:span><text:span text:style-name="T32"> R(x, y)</text:span></text:p>
      <text:p text:style-name="P2"><text:span text:style-name="T32">2. ¬R(x, y) </text:span><text:span text:style-name="T10">∨</text:span><text:span text:style-name="T32"> R(y, x)</text:span></text:p>
      <text:p text:style-name="P20">3.¬R(f(x), x)</text:p>
      <text:p text:style-name="P21">4. ¬R(x, x)</text:p>
      <text:p text:style-name="P21"/>
      <text:p text:style-name="P9">(1), (2), (3) |= (4)</text:p>
      <text:p text:style-name="P18"/>
      <text:p text:style-name="P25"><text:span text:style-name="T28">Για να αποδείξουμε το ζητούμενο αποδεικνύουμε ότι το <text:line-break/>(1),(2),(3)</text:span><text:span text:style-name="T8">∧</text:span><text:span text:style-name="T32">¬</text:span><text:span text:style-name="T28">(4) δεν είναι ικανοποιήσιμο. Έτσι, αρχικά, προσθέτουμε στις 1, 2, 3 την </text:span><text:span text:style-name="T32">¬</text:span><text:span text:style-name="T28">4, συμβ. 4’.</text:span></text:p>
      <text:p text:style-name="P22">Ως αναλυθέν των 1 και 4’ προκύπτει:</text:p>
      <text:p text:style-name="P22">R(x, y), ως αναλυθέν αυτού με την 2 το R(y, x) και τέλος ως αναλυθέν της τελευταίας με την 3 (θέτοντας f(x) = y) το κενό.</text:p>
      <text:p text:style-name="P22">Άρα, καταλήγουμε στο ζητούμενο.</text:p>
      <text:p text:style-name="P22"/>
      <text:p text:style-name="P26"><text:span text:style-name="T45">(1), (</text:span><text:span text:style-name="T46">3</text:span><text:span text:style-name="T45">), (</text:span><text:span text:style-name="T46">4</text:span><text:span text:style-name="T45">) |= (</text:span><text:span text:style-name="T46">2</text:span><text:span text:style-name="T45">)</text:span></text:p>
      <text:p text:style-name="P19"/>
      <text:p text:style-name="P27"><text:span text:style-name="T28">Ακολουθώντας την ίδια διαδικασία προσθέτουμε στις 1,3,4 την </text:span><text:span text:style-name="T32">¬</text:span><text:span text:style-name="T28">2, συμβ. 2’.</text:span></text:p>
      <text:p text:style-name="P23"/>
      <text:p text:style-name="P23">ΔΕΝ ΙΣΧΥΕΙ.</text:p>
      <text:p text:style-name="P23"/>
      <text:p text:style-name="P23"/>
      <text:p text:style-name="P7">Άσκηση 4</text:p>
      <text:p text:style-name="P16"/>
      <text:list xml:id="list546370031" text:style-name="L2">
        <text:list-item>
          <text:p text:style-name="P32"><text:span text:style-name="T30">Όλ</text:span><text:span text:style-name="T33">ες</text:span><text:span text:style-name="T30"> οι χώρες ανήκουν σε κάποια ήπειρο.<text:line-break/><text:line-break/></text:span><text:span text:style-name="T11">∀</text:span><text:span text:style-name="T33">x (Χώρα(x) </text:span><text:span text:style-name="T30">⇒ </text:span><text:span text:style-name="T12">∃</text:span><text:span text:style-name="T33">y </text:span><text:span text:style-name="T34">(</text:span><text:span text:style-name="T33">Ήπειρος(y) </text:span><text:span text:style-name="T34">^ ΑνήκειΣε(x, y</text:span><text:span text:style-name="T33">)</text:span><text:span text:style-name="T34">)</text:span><text:span text:style-name="T33"><text:line-break/></text:span></text:p>
        </text:list-item>
        <text:list-item>
          <text:p text:style-name="P36"><text:span text:style-name="T33">Μερικές χώρες έχουν πληθυσμό πάνω από 300 εκατομμύρια.<text:line-break/><text:line-break/></text:span><text:span text:style-name="T12">∃</text:span><text:span text:style-name="T33">x (Χώρα(x) </text:span><text:span text:style-name="T12">∧</text:span><text:span text:style-name="T33"> ΜεγαλύτεροςΑπό(πληθυσμός(x), 300000000))<text:line-break/><text:line-break/></text:span></text:p>
        </text:list-item>
        <text:list-item>
          <text:p text:style-name="P37"><text:soft-page-break/><text:span text:style-name="T33">Δεν υπάρχουν χώρες που να ανήκουν σε τρεις ηπείρους.<text:line-break/><text:line-break/></text:span><text:span text:style-name="T32">¬</text:span><text:span text:style-name="T34">(</text:span><text:span text:style-name="T13">∃</text:span><text:span text:style-name="T34">x</text:span><text:span text:style-name="T13">∃y∃z∃w(Χώρα(x) ∧ Ήπειρος(y) ∧ Ήπειρος(z) ∧ Ήπειρος(w) ∧ </text:span><text:span text:style-name="T34">ΑνήκειΣε(x, y</text:span><text:span text:style-name="T33">) </text:span><text:span text:style-name="T13">∧</text:span><text:span text:style-name="T34"> </text:span><text:span text:style-name="T33">ΑνήκειΣε(x, </text:span><text:span text:style-name="T35">z</text:span><text:span text:style-name="T33">) </text:span><text:span text:style-name="T13">∧</text:span><text:span text:style-name="T33"> ΑνήκειΣε(x, </text:span><text:span text:style-name="T35">w</text:span><text:span text:style-name="T33">) </text:span><text:span text:style-name="T14">∧</text:span><text:span text:style-name="T36"> y!=z </text:span><text:span text:style-name="T14">∧ </text:span><text:span text:style-name="T36">y!= w </text:span><text:span text:style-name="T14">∧</text:span><text:span text:style-name="T36"> z != w</text:span><text:span text:style-name="T34">)<text:line-break/><text:line-break/></text:span></text:p>
        </text:list-item>
        <text:list-item>
          <text:p text:style-name="P38"><text:span text:style-name="T34">Κάποια χώρα της Αμερικής είναι πολυπληθέστερη από όλες τις χώρες της Ευρώπης.<text:line-break/><text:line-break/></text:span><text:span text:style-name="T15">∃</text:span><text:span text:style-name="T37">x(Χώρα(x) </text:span><text:span text:style-name="T15">∧</text:span><text:span text:style-name="T37"> ΑνήκειΣε(x, Αμερική) </text:span><text:span text:style-name="T15">∧</text:span><text:span text:style-name="T37"> <text:line-break/></text:span><text:span text:style-name="T15">∀</text:span><text:span text:style-name="T37">y(Χώρα(y) </text:span><text:span text:style-name="T15">∧</text:span><text:span text:style-name="T37"> ΑνήκειΣε(y, Ευρώπη) </text:span><text:span text:style-name="T30">⇒ <text:line-break/></text:span><text:span text:style-name="T37">ΜεγαλύτεροΑπό(πληθυσμός(x), πληθυσμός(y))</text:span><text:span text:style-name="T38">)<text:line-break/><text:line-break/></text:span></text:p>
        </text:list-item>
        <text:list-item>
          <text:p text:style-name="P39"><text:span text:style-name="T38">Υπάρχουν τουλάχιστον δύο χώρες με πληθυσμό πάνω από 300 εκατομμύρια.<text:line-break/><text:line-break/></text:span><text:span text:style-name="T16">∃</text:span><text:span text:style-name="T39">x</text:span><text:span text:style-name="T16">∃</text:span><text:span text:style-name="T39">y(x </text:span><text:span text:style-name="T16">≠</text:span><text:span text:style-name="T39"> y </text:span><text:span text:style-name="T16">∧</text:span><text:span text:style-name="T39"> Χώρα(x) </text:span><text:span text:style-name="T16">∧</text:span><text:span text:style-name="T39"> Χώρα(y) </text:span><text:span text:style-name="T16">∧<text:line-break/></text:span><text:span text:style-name="T39"> ΜεγαλύτεροΑπό(πληθυσμός(x), 300000000)</text:span><text:span text:style-name="T16">∧<text:line-break/></text:span><text:span text:style-name="T39"> ΜεγαλύτεροΑπό(πληθυσμός(y), 300000000))<text:line-break/><text:line-break/></text:span></text:p>
        </text:list-item>
        <text:list-item>
          <text:p text:style-name="P33"><text:span text:style-name="T39">Η Κίνα και η Ινδία είναι οι δύο πολυπληθέστερες χώρες<text:line-break/><text:line-break/></text:span><text:span text:style-name="T16">∃</text:span><text:span text:style-name="T39">x</text:span><text:span text:style-name="T16">∃</text:span><text:span text:style-name="T39">y (x = Κίνα </text:span><text:span text:style-name="T16">∧</text:span><text:span text:style-name="T39"> y = Ινδία </text:span><text:span text:style-name="T16">∧</text:span><text:span text:style-name="T39"><text:line-break/></text:span><text:span text:style-name="T16">∀</text:span><text:span text:style-name="T39">z(ΜεγαλύτεροΑπό(πληθυσμός(z), πληθυσμός(</text:span><text:span text:style-name="T40">x</text:span><text:span text:style-name="T39">) </text:span><text:span text:style-name="T17">∨</text:span><text:span text:style-name="T40"><text:line-break/> <text:s text:c="4"/></text:span><text:span text:style-name="T39">ΜεγαλύτεροΑπό(πληθυσμός(z), πληθυσμός(</text:span><text:span text:style-name="T40">y</text:span><text:span text:style-name="T39">))</text:span><text:span text:style-name="T30">⇒<text:line-break/></text:span><text:span text:style-name="T40">(z = x</text:span><text:span text:style-name="T17">∨</text:span><text:span text:style-name="T40"> z = y))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enQuanYi Zen Hei Sharp" svg:font-family="'WenQuanYi Zen Hei Sharp'"/>
    <style:font-face style:name="serif" svg:font-family="serif"/>
    <style:font-face style:name="Liberation Serif1" svg:font-family="'Liberation Serif'" style:font-family-generic="roman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6T16:50:48.385371910</meta:creation-date>
    <dc:date>2020-01-12T23:05:05.163561995</dc:date>
    <meta:editing-duration>PT9H19M35S</meta:editing-duration>
    <meta:editing-cycles>14</meta:editing-cycles>
    <meta:generator>LibreOffice/6.3.3.2$Linux_X86_64 LibreOffice_project/30$Build-2</meta:generator>
    <meta:document-statistic meta:table-count="0" meta:image-count="0" meta:object-count="9" meta:page-count="4" meta:paragraph-count="51" meta:word-count="539" meta:character-count="3231" meta:non-whitespace-character-count="2703"/>
  </office:meta>
</office:document-meta>
</file>

<file path=Object 1/content.xml><?xml version="1.0" encoding="utf-8"?>
<math xmlns="http://www.w3.org/1998/Math/MathML" display="block">
  <semantics>
    <mrow>
      <mi>p</mi>
      <mo stretchy="false">⇒</mo>
      <mrow>
        <mo fence="true" stretchy="false">(</mo>
        <mrow>
          <mrow>
            <mo stretchy="false">¬</mo>
            <mrow>
              <mo fence="true" stretchy="false">(</mo>
              <mrow>
                <mrow>
                  <mi>q</mi>
                  <mo stretchy="false">⇒</mo>
                  <mrow>
                    <mo fence="true" stretchy="false">(</mo>
                    <mrow>
                      <mrow>
                        <mi>r</mi>
                        <mo stretchy="false">∧</mo>
                        <mrow>
                          <mo fence="true" stretchy="false">(</mo>
                          <mrow>
                            <mrow>
                              <mi>s</mi>
                              <mo stretchy="false">⇒</mo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p drarrow ( neg ( q drarrow (r  and (s drarrow  t)) ))
</annotation>
  </semantics>
</math>
</file>

<file path=Object 2/content.xml><?xml version="1.0" encoding="utf-8"?>
<math xmlns="http://www.w3.org/1998/Math/MathML" display="block">
  <semantics>
    <mrow>
      <mo stretchy="false">→</mo>
      <mrow>
        <mrow>
          <mo stretchy="false">¬</mo>
          <mi>p</mi>
        </mrow>
        <mo stretchy="false">∨</mo>
        <mrow>
          <mo fence="true" stretchy="false">(</mo>
          <mrow>
            <mrow>
              <mo stretchy="false">¬</mo>
              <mrow>
                <mo fence="true" stretchy="false">(</mo>
                <mrow>
                  <mrow>
                    <mo stretchy="false">¬</mo>
                    <mrow>
                      <mo fence="true" stretchy="false">(</mo>
                      <mrow>
                        <mrow>
                          <mi>q</mi>
                          <mo stretchy="false">⇒</mo>
                          <mrow>
                            <mo fence="true" stretchy="false">(</mo>
                            <mrow>
                              <mrow>
                                <mi>r</mi>
                                <mo stretchy="false">∧</mo>
                                <mrow>
                                  <mo fence="true" stretchy="false">(</mo>
                                  <mrow>
                                    <mrow>
                                      <mi>s</mi>
                                      <mo stretchy="false">⇒</mo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 toward neg p or (neg( neg ( q drarrow (r  and (s drarrow  t)))))
</annotation>
  </semantics>
</math>
</file>

<file path=Object 3/content.xml><?xml version="1.0" encoding="utf-8"?>
<math xmlns="http://www.w3.org/1998/Math/MathML" display="block">
  <semantics>
    <mrow>
      <mo stretchy="false">→</mo>
      <mrow>
        <mrow>
          <mo stretchy="false">¬</mo>
          <mi>p</mi>
        </mrow>
        <mo stretchy="false">∨</mo>
        <mrow>
          <mo fence="true" stretchy="false">(</mo>
          <mrow>
            <mrow>
              <mo stretchy="false">¬</mo>
              <mrow>
                <mo fence="true" stretchy="false">(</mo>
                <mrow>
                  <mrow>
                    <mo stretchy="false">¬</mo>
                    <mrow>
                      <mo fence="true" stretchy="false">(</mo>
                      <mrow>
                        <mrow>
                          <mrow>
                            <mo stretchy="false">¬</mo>
                            <mi>q</mi>
                          </mrow>
                          <mo stretchy="false">∨</mo>
                          <mrow>
                            <mo fence="true" stretchy="false">(</mo>
                            <mrow>
                              <mrow>
                                <mi>r</mi>
                                <mo stretchy="false">∧</mo>
                                <mrow>
                                  <mo fence="true" stretchy="false">(</mo>
                                  <mrow>
                                    <mrow>
                                      <mi>s</mi>
                                      <mo stretchy="false">⇒</mo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 toward neg p or (neg( neg ( neg q or (r  and (s drarrow  t)))))
</annotation>
  </semantics>
</math>
</file>

<file path=Object 4/content.xml><?xml version="1.0" encoding="utf-8"?>
<math xmlns="http://www.w3.org/1998/Math/MathML" display="block">
  <semantics>
    <mrow>
      <mo stretchy="false">→</mo>
      <mrow>
        <mrow>
          <mo stretchy="false">¬</mo>
          <mi>p</mi>
        </mrow>
        <mo stretchy="false">∨</mo>
        <mrow>
          <mo fence="true" stretchy="false">(</mo>
          <mrow>
            <mrow>
              <mo stretchy="false">¬</mo>
              <mrow>
                <mo fence="true" stretchy="false">(</mo>
                <mrow>
                  <mrow>
                    <mo stretchy="false">¬</mo>
                    <mrow>
                      <mo fence="true" stretchy="false">(</mo>
                      <mrow>
                        <mrow>
                          <mrow>
                            <mo stretchy="false">¬</mo>
                            <mi>q</mi>
                          </mrow>
                          <mo stretchy="false">∨</mo>
                          <mrow>
                            <mo fence="true" stretchy="false">(</mo>
                            <mrow>
                              <mrow>
                                <mi>r</mi>
                                <mo stretchy="false">∧</mo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o stretchy="false">¬</mo>
                                        <mi>s</mi>
                                      </mrow>
                                      <mo stretchy="false">∨</mo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 toward neg p or (neg( neg ( neg q or (r  and (neg s or t)))))
</annotation>
  </semantics>
</math>
</file>

<file path=Object 5/content.xml><?xml version="1.0" encoding="utf-8"?>
<math xmlns="http://www.w3.org/1998/Math/MathML" display="block">
  <semantics>
    <mrow>
      <mo stretchy="false">→</mo>
      <mrow>
        <mrow>
          <mo stretchy="false">¬</mo>
          <mi>p</mi>
        </mrow>
        <mo stretchy="false">∨</mo>
        <mrow>
          <mo fence="true" stretchy="false">(</mo>
          <mrow>
            <mrow>
              <mrow>
                <mo stretchy="false">¬</mo>
                <mi>q</mi>
              </mrow>
              <mo stretchy="false">∨</mo>
              <mrow>
                <mo fence="true" stretchy="false">(</mo>
                <mrow>
                  <mrow>
                    <mi>r</mi>
                    <mo stretchy="false">∧</mo>
                    <mrow>
                      <mo fence="true" stretchy="false">(</mo>
                      <mrow>
                        <mrow>
                          <mrow>
                            <mo stretchy="false">¬</mo>
                            <mi>s</mi>
                          </mrow>
                          <mo stretchy="false">∨</mo>
                          <mi>t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 toward neg p or ( neg q or (r  and (neg s or t)))
</annotation>
  </semantics>
</math>
</file>

<file path=Object 6/content.xml><?xml version="1.0" encoding="utf-8"?>
<math xmlns="http://www.w3.org/1998/Math/MathML" display="block">
  <semantics>
    <mrow>
      <mo stretchy="false">→</mo>
      <mrow>
        <mrow>
          <mo stretchy="false">¬</mo>
          <mi>p</mi>
        </mrow>
        <mo stretchy="false">∨</mo>
        <mrow>
          <mo fence="true" stretchy="false">(</mo>
          <mrow>
            <mrow>
              <mrow>
                <mo fence="true" stretchy="false">(</mo>
                <mrow>
                  <mrow>
                    <mrow>
                      <mo stretchy="false">¬</mo>
                      <mi>q</mi>
                    </mrow>
                    <mo stretchy="false">∨</mo>
                    <mi>r</mi>
                  </mrow>
                </mrow>
                <mo fence="true" stretchy="false">)</mo>
              </mrow>
              <mo stretchy="false">∧</mo>
              <mrow>
                <mo fence="true" stretchy="false">(</mo>
                <mrow>
                  <mrow>
                    <mrow>
                      <mo stretchy="false">¬</mo>
                      <mi>q</mi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o stretchy="false">¬</mo>
                            <mi>s</mi>
                          </mrow>
                          <mo stretchy="false">∨</mo>
                          <mi>t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 toward neg p or (( neg q or r)  and (neg q or (neg s or t)))
</annotation>
  </semantics>
</math>
</file>

<file path=Object 7/content.xml><?xml version="1.0" encoding="utf-8"?>
<math xmlns="http://www.w3.org/1998/Math/MathML" display="block">
  <semantics>
    <mrow>
      <mo stretchy="false">→</mo>
      <mrow>
        <mrow>
          <mo fence="true" stretchy="false">(</mo>
          <mrow>
            <mrow>
              <mrow>
                <mo stretchy="false">¬</mo>
                <mi>p</mi>
              </mrow>
              <mo stretchy="false">∨</mo>
              <mrow>
                <mo fence="true" stretchy="false">(</mo>
                <mrow>
                  <mrow>
                    <mrow>
                      <mo stretchy="false">¬</mo>
                      <mi>q</mi>
                    </mrow>
                    <mo stretchy="false">∨</mo>
                    <mi>r</mi>
                  </mrow>
                </mrow>
                <mo fence="true" stretchy="false">)</mo>
              </mrow>
            </mrow>
          </mrow>
          <mo fence="true" stretchy="false">)</mo>
        </mrow>
        <mo stretchy="false">∧</mo>
        <mrow>
          <mo fence="true" stretchy="false">(</mo>
          <mrow>
            <mrow>
              <mrow>
                <mo stretchy="false">¬</mo>
                <mi>p</mi>
              </mrow>
              <mo stretchy="false">∨</mo>
              <mrow>
                <mo fence="true" stretchy="false">(</mo>
                <mrow>
                  <mrow>
                    <mrow>
                      <mo stretchy="false">¬</mo>
                      <mi>q</mi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o stretchy="false">¬</mo>
                            <mi>s</mi>
                          </mrow>
                          <mo stretchy="false">∨</mo>
                          <mi>t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 toward (neg p or ( neg q or r))  and (neg p or (neg q or (neg s or t)))
</annotation>
  </semantics>
</math>
</file>

<file path=Object 8/content.xml><?xml version="1.0" encoding="utf-8"?>
<math xmlns="http://www.w3.org/1998/Math/MathML" display="block">
  <semantics>
    <mrow>
      <mo stretchy="false">→</mo>
      <mrow>
        <mrow>
          <mo fence="true" stretchy="false">(</mo>
          <mrow>
            <mrow>
              <mrow>
                <mo stretchy="false">¬</mo>
                <mi>p</mi>
              </mrow>
              <mo stretchy="false">∨</mo>
              <mrow>
                <mo stretchy="false">¬</mo>
                <mi>q</mi>
              </mrow>
              <mo stretchy="false">∨</mo>
              <mi>r</mi>
            </mrow>
          </mrow>
          <mo fence="true" stretchy="false">)</mo>
        </mrow>
        <mo stretchy="false">∧</mo>
        <mrow>
          <mo fence="true" stretchy="false">(</mo>
          <mrow>
            <mrow>
              <mrow>
                <mo stretchy="false">¬</mo>
                <mi>p</mi>
              </mrow>
              <mo stretchy="false">∨</mo>
              <mrow>
                <mo stretchy="false">¬</mo>
                <mi>q</mi>
              </mrow>
              <mo stretchy="false">∨</mo>
              <mrow>
                <mo stretchy="false">¬</mo>
                <mi>s</mi>
              </mrow>
              <mo stretchy="false">∨</mo>
              <mi>t</mi>
            </mrow>
          </mrow>
          <mo fence="true" stretchy="false">)</mo>
        </mrow>
      </mrow>
    </mrow>
    <annotation encoding="StarMath 5.0"> toward (neg p or neg q or r)  and (neg p or neg q or neg s or t)
</annotation>
  </semantics>
</math>
</file>

<file path=Object 9/content.xml><?xml version="1.0" encoding="utf-8"?>
<math xmlns="http://www.w3.org/1998/Math/MathML" display="block">
  <semantics>
    <mrow>
      <mo stretchy="false">→</mo>
      <mrow>
        <mrow>
          <mo fence="true" stretchy="false">[</mo>
          <mrow>
            <mrow>
              <mrow>
                <mo stretchy="false">¬</mo>
                <mi>p</mi>
              </mrow>
              <mi>,</mi>
              <mrow>
                <mo stretchy="false">¬</mo>
                <mi>q</mi>
              </mrow>
              <mi>,</mi>
              <mi>r</mi>
            </mrow>
          </mrow>
          <mo fence="true" stretchy="false">]</mo>
        </mrow>
        <mi>,</mi>
        <mrow>
          <mo fence="true" stretchy="false">[</mo>
          <mrow>
            <mrow>
              <mrow>
                <mo stretchy="false">¬</mo>
                <mi>p</mi>
              </mrow>
              <mi>,</mi>
              <mrow>
                <mo stretchy="false">¬</mo>
                <mi>q</mi>
              </mrow>
              <mi>,</mi>
              <mrow>
                <mo stretchy="false">¬</mo>
                <mi>s</mi>
              </mrow>
              <mi>,</mi>
              <mi>t</mi>
            </mrow>
          </mrow>
          <mo fence="true" stretchy="false">]</mo>
        </mrow>
      </mrow>
    </mrow>
    <annotation encoding="StarMath 5.0"> toward {[neg p , neg q , r]  , [neg p , neg q , neg s , t]}
</annotation>
  </semantics>
</math>
</file>